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0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co11" style:family="table-column">
      <style:table-column-properties fo:break-before="auto" style:column-width="239.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swap_lesser_crit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2" office:value-type="string" calcext:value-type="string">
            <text:p>buy_recipe_wraith_band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-- Morbid Mask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lifesteal</text:p>
          </table:table-cell>
          <table:table-cell table:style-name="ce34" office:value-type="string" calcext:value-type="string">
            <text:p>buy_lifesteal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defend_tower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attack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kill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attack_enemy_hero</text:p>
          </table:table-cell>
          <table:table-cell table:style-name="ce34" office:value-type="string" calcext:value-type="string">
            <text:p>attack_enemy_her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4"/>
          <table:table-cell table:style-name="ce34" office:value-type="string" calcext:value-type="string">
            <text:p>stop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 style:data-style-name="N2" text:time-value="20:00:14.970483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3T20:01:44.918997580</dc:date>
    <meta:editing-duration>P2DT20H22M23S</meta:editing-duration>
    <meta:editing-cycles>2555</meta:editing-cycles>
    <dc:creator>Ilya Shpigor</dc:creator>
    <meta:document-statistic meta:table-count="4" meta:cell-count="424" meta:object-count="0"/>
  </office:meta>
</office:document-meta>
</file>